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officeooo:paragraph-rsid="000dfb69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>
      <style:text-properties fo:font-style="normal" style:text-underline-style="solid" style:text-underline-width="auto" style:text-underline-color="font-color" fo:font-weight="bold" officeooo:rsid="000ee882" officeooo:paragraph-rsid="000ee882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officeooo:rsid="000ee882" officeooo:paragraph-rsid="000ee882" style:font-weight-asian="bold" style:font-weight-complex="bold"/>
    </style:style>
    <style:style style:name="P13" style:family="paragraph" style:parent-style-name="Text_20_body" style:list-style-name="L9"/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. Introducción (1 minuto)</text:span></text:h>
      <text:list text:style-name="L1">
        <text:list-item>
          <text:p text:style-name="P1"><text:span text:style-name="Strong_20_Emphasis">Presentación</text:span>: Buenas, soy <text:span text:style-name="Strong_20_Emphasis">Carlos Gallardo González</text:span>, autor del TFG MiFinanzas: Aplicación Web de Gestión de Finanzas Personales".</text:p>
        </text:list-item>
        <text:list-item>
          <text:p text:style-name="P2"><text:span text:style-name="Strong_20_Emphasis">Objetivo general</text:span>: ofrecer una herramienta para <text:span text:style-name="Strong_20_Emphasis"><text:span text:style-name="T1">gestionar finanzas personales</text:span></text:span><text:span text:style-name="T1"> de forma </text:span><text:span text:style-name="Strong_20_Emphasis"><text:span text:style-name="T1">ordenada, visual y dinámica</text:span></text:span><text:span text:style-name="T1">,</text:span> sustituyendo hojas de cálculo.</text:p>
        </text:list-item>
        <text:list-item>
          <text:p text:style-name="P2"><text:span text:style-name="Strong_20_Emphasis">Público objetivo</text:span>: estudiantes y trabajadores que desean controlar ingresos, gastos, presupuestos y metas.</text:p>
        </text:list-item>
      </text:list>
      <text:h text:style-name="Heading_20_2" text:outline-level="2"/>
      <text:h text:style-name="Heading_20_2" text:outline-level="2">2. Descripción breve (2 minutos)</text:h>
      <text:list text:style-name="L2">
        <text:list-item>
          <text:p text:style-name="P3"><text:span text:style-name="Strong_20_Emphasis">Funcionalidades principales</text:span>:</text:p>
          <text:list>
            <text:list-item>
              <text:p text:style-name="P3">Registrar<text:span text:style-name="T1"> </text:span><text:span text:style-name="Strong_20_Emphasis"><text:span text:style-name="T1">ingresos y gastos</text:span></text:span><text:span text:style-name="T1"> </text:span>(categoría, importe).</text:p>
            </text:list-item>
            <text:list-item>
              <text:p text:style-name="P3">Definir <text:span text:style-name="Strong_20_Emphasis"><text:span text:style-name="T1">presupuestos mensuales</text:span></text:span> con alertas de límites.</text:p>
            </text:list-item>
            <text:list-item>
              <text:p text:style-name="P3"><text:span text:style-name="T1">Crear y seguir </text:span><text:span text:style-name="Strong_20_Emphasis"><text:span text:style-name="T1">metas de ahorro</text:span></text:span><text:span text:style-name="T1"> con progreso automático.</text:span></text:p>
            </text:list-item>
            <text:list-item>
              <text:p text:style-name="P3"><text:span text:style-name="Strong_20_Emphasis"><text:span text:style-name="T1">Dashboard</text:span></text:span><text:span text:style-name="T1"> con balance, últimos movimientos y gráficos.</text:span></text:p>
            </text:list-item>
            <text:list-item>
              <text:p text:style-name="P3"><text:span text:style-name="Strong_20_Emphasis"><text:span text:style-name="T1">Perfil</text:span></text:span><text:span text:style-name="T1"> editable con foto personalizada.</text:span></text:p>
            </text:list-item>
            <text:list-item>
              <text:p text:style-name="P3"><text:span text:style-name="Strong_20_Emphasis"><text:span text:style-name="T1">Exportación a Excel</text:span></text:span><text:span text:style-name="T1"> de todas las transacciones.</text:span></text:p>
            </text:list-item>
          </text:list>
        </text:list-item>
        <text:list-item>
          <text:p text:style-name="P3"><text:span text:style-name="Strong_20_Emphasis">Tecnologías</text:span>:</text:p>
          <text:list>
            <text:list-item>
              <text:p text:style-name="P3"><text:span text:style-name="Strong_20_Emphasis">Frontend</text:span>: HTML5, CSS3, JavaScript, <text:span text:style-name="Strong_20_Emphasis">Bootstrap 5</text:span>, Thymeleaf.</text:p>
            </text:list-item>
            <text:list-item>
              <text:p text:style-name="P3"><text:span text:style-name="Strong_20_Emphasis">Backend</text:span>: Java 11 + Spring Boot 2.x.</text:p>
            </text:list-item>
            <text:list-item>
              <text:p text:style-name="P3"><text:span text:style-name="Strong_20_Emphasis">BD</text:span>: MongoDB.</text:p>
            </text:list-item>
            <text:list-item>
              <text:p text:style-name="P3"><text:span text:style-name="Strong_20_Emphasis">Seguridad</text:span>: Spring Security.</text:p>
            </text:list-item>
            <text:list-item>
              <text:p text:style-name="P3"><text:span text:style-name="Strong_20_Emphasis">Versionado</text:span>: Git + GitHub.</text:p>
            </text:list-item>
          </text:list>
        </text:list-item>
        <text:list-item>
          <text:p text:style-name="P3"><text:span text:style-name="Strong_20_Emphasis">Retos y soluciones</text:span>:</text:p>
          <text:list>
            <text:list-item>
              <text:p text:style-name="P3"><text:span text:style-name="Strong_20_Emphasis">Privacidad</text:span>: filtrado por <text:span text:style-name="Source_20_Text">usuarioId</text:span> en consultas.</text:p>
            </text:list-item>
            <text:list-item>
              <text:p text:style-name="P3"><text:span text:style-name="Strong_20_Emphasis">Metas</text:span>: <text:span text:style-name="Source_20_Text">MovimientoService</text:span> actualiza automáticamente el progreso.</text:p>
            </text:list-item>
          </text:list>
        </text:list-item>
      </text:list>
      <text:h text:style-name="Heading_20_2" text:outline-level="2"><text:soft-page-break/></text:h>
      <text:h text:style-name="Heading_20_2" text:outline-level="2"/>
      <text:h text:style-name="Heading_20_2" text:outline-level="2">3. Desarrollo técnico (3–5 minutos)</text:h>
      <text:h text:style-name="Heading_20_3" text:outline-level="3">3.1 Diseño y usabilidad (Bootstrap)</text:h>
      <text:p text:style-name="Preformatted_20_Text"><text:span text:style-name="Source_20_Text">&lt;!-- Importar Bootstrap CSS y Chart.js --&gt;</text:span></text:p>
      <text:p text:style-name="Preformatted_20_Text"><text:span text:style-name="Source_20_Text">&lt;link href="https://cdn.jsdelivr.net/npm/bootstrap@5.3.3/dist/css/bootstrap.min.css" rel="stylesheet"&gt;</text:span></text:p>
      <text:p text:style-name="Preformatted_20_Text"><text:span text:style-name="Source_20_Text">&lt;script src="https://cdn.jsdelivr.net/npm/chart.js"&gt;&lt;/script&gt;</text:span></text:p>
      <text:p text:style-name="Preformatted_20_Text"/>
      <text:p text:style-name="Preformatted_20_Text"><text:span text:style-name="Source_20_Text">&lt;!-- Navbar responsive --&gt;</text:span></text:p>
      <text:p text:style-name="Preformatted_20_Text"><text:span text:style-name="Source_20_Text">&lt;nav class="navbar navbar-expand-lg navbar-dark bg-dark mb-4"&gt;</text:span></text:p>
      <text:p text:style-name="Preformatted_20_Text"><text:span text:style-name="Source_20_Text"><text:s text:c="2"/>&lt;a class="navbar-brand" href="/dashboard"&gt;MiFinanzas&lt;/a&gt;</text:span></text:p>
      <text:p text:style-name="Preformatted_20_Text"><text:span text:style-name="Source_20_Text"><text:s text:c="2"/>&lt;div class="collapse navbar-collapse"&gt;</text:span></text:p>
      <text:p text:style-name="Preformatted_20_Text"><text:span text:style-name="Source_20_Text"><text:s text:c="4"/>&lt;a class="btn btn-outline-light me-2" href="/movimientos"&gt;Movimientos&lt;/a&gt;</text:span></text:p>
      <text:p text:style-name="Preformatted_20_Text"><text:span text:style-name="Source_20_Text"><text:s text:c="4"/>&lt;a class="btn btn-outline-light me-2" href="/presupuestos"&gt;Presupuestos&lt;/a&gt;</text:span></text:p>
      <text:p text:style-name="Preformatted_20_Text"><text:span text:style-name="Source_20_Text"><text:s text:c="4"/>&lt;a class="btn btn-outline-light me-2" href="/metas"&gt;Metas&lt;/a&gt;</text:span></text:p>
      <text:p text:style-name="Preformatted_20_Text"><text:span text:style-name="Source_20_Text"><text:s text:c="4"/>&lt;a class="btn btn-outline-light me-2" href="/usuarios/perfil"&gt;Perfil&lt;/a&gt;</text:span></text:p>
      <text:p text:style-name="Preformatted_20_Text"><text:span text:style-name="Source_20_Text"><text:s text:c="4"/>&lt;a class="btn btn-outline-light" href="/logout"&gt;Cerrar sesión&lt;/a&gt;</text:span></text:p>
      <text:p text:style-name="Preformatted_20_Text"><text:span text:style-name="Source_20_Text"><text:s text:c="2"/>&lt;/div&gt;</text:span></text:p>
      <text:p text:style-name="P4"><text:span text:style-name="Source_20_Text">&lt;/nav&gt;</text:span></text:p>
      <text:list text:style-name="L3">
        <text:list-item>
          <text:p text:style-name="P5"><text:span text:style-name="Source_20_Text">navbar-expand-lg</text:span>: colapsa en pantallas pequeñas.</text:p>
        </text:list-item>
        <text:list-item>
          <text:p text:style-name="P5"><text:span text:style-name="Source_20_Text">btn-outline-light</text:span>: botones visibles en tema oscuro.</text:p>
        </text:list-item>
      </text:list>
      <text:h text:style-name="Heading_20_3" text:outline-level="3">3.2 Seguridad (Spring Security)</text:h>
      <text:p text:style-name="Preformatted_20_Text"><text:span text:style-name="Source_20_Text">// SecurityConfig.java</text:span></text:p>
      <text:p text:style-name="Preformatted_20_Text"><text:span text:style-name="Source_20_Text">@Bean</text:span></text:p>
      <text:p text:style-name="Preformatted_20_Text"><text:span text:style-name="Source_20_Text">public SecurityFilterChain filterChain(HttpSecurity http) throws Exception {</text:span></text:p>
      <text:p text:style-name="Preformatted_20_Text"><text:span text:style-name="Source_20_Text"><text:s text:c="2"/>http.authenticationProvider(authenticationProvider())</text:span></text:p>
      <text:p text:style-name="Preformatted_20_Text"><text:span text:style-name="Source_20_Text"><text:s text:c="6"/>.authorizeHttpRequests(auth -&gt; auth</text:span></text:p>
      <text:p text:style-name="Preformatted_20_Text"><text:span text:style-name="Source_20_Text"><text:s text:c="10"/>.requestMatchers("/registro","/css/**","/js/**").permitAll()</text:span></text:p>
      <text:p text:style-name="Preformatted_20_Text"><text:span text:style-name="Source_20_Text"><text:s text:c="10"/>.anyRequest().authenticated())</text:span></text:p>
      <text:p text:style-name="Preformatted_20_Text"><text:span text:style-name="Source_20_Text"><text:s text:c="6"/>.formLogin(form -&gt; form.loginPage("/login").defaultSuccessUrl("/dashboard", true))</text:span></text:p>
      <text:p text:style-name="Preformatted_20_Text"><text:span text:style-name="Source_20_Text"><text:s text:c="6"/>.logout(logout -&gt; logout.logoutRequestMatcher(new AntPathRequestMatcher("/logout","GET")));</text:span></text:p>
      <text:p text:style-name="Preformatted_20_Text"><text:span text:style-name="Source_20_Text"><text:s text:c="2"/>return http.build();</text:span></text:p>
      <text:p text:style-name="P4"><text:span text:style-name="Source_20_Text">}</text:span></text:p>
      <text:p text:style-name="Preformatted_20_Text"><text:span text:style-name="Source_20_Text">// UserDetailsServiceImpl.java</text:span></text:p>
      <text:p text:style-name="Preformatted_20_Text"><text:span text:style-name="Source_20_Text">@Override</text:span></text:p>
      <text:p text:style-name="Preformatted_20_Text"><text:span text:style-name="Source_20_Text">public UserDetails loadUserByUsername(String email) throws UsernameNotFoundException {</text:span></text:p>
      <text:p text:style-name="Preformatted_20_Text"><text:span text:style-name="Source_20_Text"><text:s text:c="2"/>Usuario u = usuarioRepo.findByEmail(email)</text:span></text:p>
      <text:p text:style-name="Preformatted_20_Text"><text:span text:style-name="Source_20_Text"><text:s text:c="6"/>.orElseThrow(() -&gt; new UsernameNotFoundException("No user: " + email));</text:span></text:p>
      <text:p text:style-name="Preformatted_20_Text"><text:span text:style-name="Source_20_Text"><text:s text:c="2"/>return new User(u.getEmail(), u.getContraseña(), AuthorityUtils.createAuthorityList("ROLE_USER"));</text:span></text:p>
      <text:p text:style-name="P4"><text:span text:style-name="Source_20_Text">}</text:span></text:p>
      <text:list text:style-name="L4">
        <text:list-item>
          <text:p text:style-name="P6">BCrypt para contraseñas.</text:p>
        </text:list-item>
        <text:list-item>
          <text:p text:style-name="P6"><text:soft-page-break/>Login personalizado en <text:span text:style-name="Source_20_Text">/login</text:span>, todas las demás rutas protegidas.</text:p>
        </text:list-item>
      </text:list>
      <text:h text:style-name="Heading_20_3" text:outline-level="3">3.3 Filtrado por usuario</text:h>
      <text:p text:style-name="Preformatted_20_Text"><text:span text:style-name="Source_20_Text">// MovimientoRepository.java</text:span></text:p>
      <text:p text:style-name="P4"><text:span text:style-name="Source_20_Text">List&lt;Movimiento&gt; findByUsuarioId(String usuarioId);</text:span></text:p>
      <text:p text:style-name="Preformatted_20_Text"><text:span text:style-name="Source_20_Text">// MovimientoService.java</text:span></text:p>
      <text:p text:style-name="Preformatted_20_Text"><text:span text:style-name="Source_20_Text">public List&lt;Movimiento&gt; listarPorUsuario(String usuarioId) {</text:span></text:p>
      <text:p text:style-name="Preformatted_20_Text"><text:span text:style-name="Source_20_Text"><text:s text:c="2"/>return movimientoRepository.findByUsuarioId(usuarioId);</text:span></text:p>
      <text:p text:style-name="P4"><text:span text:style-name="Source_20_Text">}</text:span></text:p>
      <text:p text:style-name="Preformatted_20_Text"><text:span text:style-name="Source_20_Text">// DashboardController.java</text:span></text:p>
      <text:p text:style-name="Preformatted_20_Text"><text:span text:style-name="Source_20_Text">@GetMapping("/dashboard")</text:span></text:p>
      <text:p text:style-name="Preformatted_20_Text"><text:span text:style-name="Source_20_Text">public String verDashboard(Authentication auth, Model m) {</text:span></text:p>
      <text:p text:style-name="Preformatted_20_Text"><text:span text:style-name="Source_20_Text"><text:s text:c="2"/>String uid = usuarioService.buscarPorEmail(auth.getName()).getId();</text:span></text:p>
      <text:p text:style-name="Preformatted_20_Text"><text:span text:style-name="Source_20_Text"><text:s text:c="2"/>m.addAttribute("movs", movimientoService.listarPorUsuario(uid));</text:span></text:p>
      <text:p text:style-name="Preformatted_20_Text"><text:span text:style-name="Source_20_Text"><text:s text:c="2"/>return "dashboard";</text:span></text:p>
      <text:p text:style-name="P4"><text:span text:style-name="Source_20_Text">}</text:span></text:p>
      <text:list text:style-name="L5">
        <text:list-item>
          <text:p text:style-name="P7"><text:span text:style-name="Source_20_Text">Authentication.getName()</text:span> ofrece el email actual.</text:p>
        </text:list-item>
        <text:list-item>
          <text:p text:style-name="P7">Se usa <text:span text:style-name="Source_20_Text">usuarioId</text:span> para consultas.</text:p>
        </text:list-item>
      </text:list>
      <text:h text:style-name="Heading_20_3" text:outline-level="3">3.4 Exportación a Excel (Apache POI)</text:h>
      <text:p text:style-name="Preformatted_20_Text"><text:span text:style-name="Source_20_Text">// ExportController.java</text:span></text:p>
      <text:p text:style-name="Preformatted_20_Text"><text:span text:style-name="Source_20_Text">@GetMapping("/exportar/excel")</text:span></text:p>
      <text:p text:style-name="Preformatted_20_Text"><text:span text:style-name="Source_20_Text">public void exportarExcel(HttpServletResponse resp, Authentication auth) throws IOException {</text:span></text:p>
      <text:p text:style-name="Preformatted_20_Text"><text:span text:style-name="Source_20_Text"><text:s text:c="2"/>resp.setContentType("application/vnd.openxmlformats-officedocument.spreadsheetml.sheet");</text:span></text:p>
      <text:p text:style-name="Preformatted_20_Text"><text:span text:style-name="Source_20_Text"><text:s text:c="2"/>resp.setHeader("Content-Disposition","attachment; filename=\"mis_movimientos.xlsx\"");</text:span></text:p>
      <text:p text:style-name="Preformatted_20_Text"><text:span text:style-name="Source_20_Text"><text:s text:c="2"/>Usuario u = usuarioService.buscarPorEmail(auth.getName()).orElseThrow();</text:span></text:p>
      <text:p text:style-name="Preformatted_20_Text"><text:span text:style-name="Source_20_Text"><text:s text:c="2"/>List&lt;Movimiento&gt; movs = movimientoService.listarPorUsuario(u.getId());</text:span></text:p>
      <text:p text:style-name="Preformatted_20_Text"><text:span text:style-name="Source_20_Text"><text:s text:c="2"/>try (XSSFWorkbook wb = new XSSFWorkbook()) {</text:span></text:p>
      <text:p text:style-name="Preformatted_20_Text"><text:span text:style-name="Source_20_Text"><text:s text:c="4"/>Sheet sheet = wb.createSheet("Movimientos");</text:span></text:p>
      <text:p text:style-name="Preformatted_20_Text"><text:span text:style-name="Source_20_Text"><text:s text:c="4"/>// ...crear header y filas...</text:span></text:p>
      <text:p text:style-name="Preformatted_20_Text"><text:span text:style-name="Source_20_Text"><text:s text:c="4"/>wb.write(resp.getOutputStream());</text:span></text:p>
      <text:p text:style-name="Preformatted_20_Text"><text:span text:style-name="Source_20_Text"><text:s text:c="2"/>}</text:span></text:p>
      <text:p text:style-name="P4"><text:span text:style-name="Source_20_Text">}</text:span></text:p>
      <text:list text:style-name="L6">
        <text:list-item>
          <text:p text:style-name="P8">Se genera un <text:span text:style-name="Source_20_Text">XSSFWorkbook</text:span> en memoria y se envía al cliente.</text:p>
        </text:list-item>
      </text:list>
      <text:h text:style-name="Heading_20_3" text:outline-level="3">3.5 Gráficos (Chart.js)</text:h>
      <text:p text:style-name="Preformatted_20_Text"><text:span text:style-name="Source_20_Text">&lt;script th:inline="javascript"&gt;</text:span></text:p>
      <text:p text:style-name="Preformatted_20_Text"><text:span text:style-name="Source_20_Text"><text:s text:c="2"/>const ing = [[${ingresosTotales}]], gas = [[${gastosTotales}]];</text:span></text:p>
      <text:p text:style-name="Preformatted_20_Text"><text:span text:style-name="Source_20_Text"><text:s text:c="2"/>new Chart(document.getElementById('ingresosGastosChart'),{</text:span></text:p>
      <text:p text:style-name="Preformatted_20_Text"><text:span text:style-name="Source_20_Text"><text:s text:c="4"/>type:'bar', data:{ labels:['Ingresos','Gastos'], datasets:[{ data:[ing,gas] }] }</text:span></text:p>
      <text:p text:style-name="Preformatted_20_Text"><text:span text:style-name="Source_20_Text"><text:s text:c="2"/>});</text:span></text:p>
      <text:p text:style-name="Preformatted_20_Text"><text:span text:style-name="Source_20_Text"><text:s text:c="2"/>const labels = [[${categorias.keySet()}]], cats = [[${categorias.values()}]];</text:span></text:p>
      <text:p text:style-name="Preformatted_20_Text"><text:span text:style-name="Source_20_Text"><text:s text:c="2"/>new Chart(document.getElementById('categoriasChart'),{ type:'pie', data:{ labels, datasets:[{ data:cats }] } });</text:span></text:p>
      <text:p text:style-name="P4"><text:span text:style-name="Source_20_Text">&lt;/script&gt;</text:span></text:p>
      <text:list text:style-name="L7">
        <text:list-item>
          <text:p text:style-name="P9">Datos inyectados con Thymeleaf, sin AJAX extra.</text:p>
        </text:list-item>
      </text:list>
      <text:h text:style-name="Heading_20_2" text:outline-level="2"><text:soft-page-break/></text:h>
      <text:h text:style-name="Heading_20_2" text:outline-level="2">4. Demostración práctica (5–10 minutos)</text:h>
      <text:list text:style-name="L8">
        <text:list-item>
          <text:p text:style-name="P10"><text:span text:style-name="Strong_20_Emphasis">Login / Registro</text:span> y navegación.</text:p>
        </text:list-item>
        <text:list-item>
          <text:p text:style-name="P10"><text:span text:style-name="Strong_20_Emphasis">Dashboard</text:span> con balance y gráficos.</text:p>
        </text:list-item>
        <text:list-item>
          <text:p text:style-name="P10"><text:span text:style-name="Strong_20_Emphasis">Alta/edición de movimientos, presupuestos y metas</text:span>.</text:p>
        </text:list-item>
        <text:list-item>
          <text:p text:style-name="P10"><text:span text:style-name="Strong_20_Emphasis">Perfil</text:span> y subida de imagen.</text:p>
        </text:list-item>
        <text:list-item>
          <text:p text:style-name="P10"><text:span text:style-name="Strong_20_Emphasis">Exportación a Excel</text:span>.</text:p>
        </text:list-item>
      </text:list>
      <text:p text:style-name="P11">Video demostrando distintos Usuarios y Registro/Login y control de Errores</text:p>
      <text:p text:style-name="P12"><text:a xlink:type="simple" xlink:href="https://drive.google.com/file/d/1o6OnsOzO0OxIvjQzoa65tRztifiKAzT2/view?usp=drive_link" text:style-name="Internet_20_link" text:visited-style-name="Visited_20_Internet_20_Link">https://drive.google.com/file/d/1o6OnsOzO0OxIvjQzoa65tRztifiKAzT2/view?usp=drive_link</text:a> </text:p>
      <text:p text:style-name="P12">Video Distintas funcionalidades de MiFinanzas</text:p>
      <text:p text:style-name="P12"><text:a xlink:type="simple" xlink:href="https://drive.google.com/file/d/1jcLO3n-2PzVod01wf5SAiraB00zYWp9v/view?usp=drive_link" text:style-name="Internet_20_link" text:visited-style-name="Visited_20_Internet_20_Link">https://drive.google.com/file/d/1jcLO3n-2PzVod01wf5SAiraB00zYWp9v/view?usp=drive_link</text:a> </text:p>
      <text:p text:style-name="P12">Video Perfil y Exportación a Excel</text:p>
      <text:p text:style-name="P12"><text:a xlink:type="simple" xlink:href="https://drive.google.com/file/d/1PnCl9j6G786lV-DsJ2MuZCmYOQC5eGh_/view?usp=drive_link" text:style-name="Internet_20_link" text:visited-style-name="Visited_20_Internet_20_Link">https://drive.google.com/file/d/1PnCl9j6G786lV-DsJ2MuZCmYOQC5eGh_/view?usp=drive_link</text:a> </text:p>
      <text:p text:style-name="Text_20_body"/>
      <text:h text:style-name="Heading_20_2" text:outline-level="2">5. Conclusión y valoración personal (1 minuto)</text:h>
      <text:list text:style-name="L9">
        <text:list-item>
          <text:p text:style-name="P13"><text:span text:style-name="Strong_20_Emphasis">Aprendizajes clave</text:span>: integrar de forma completa frontend (Bootstrap, Chart.js) y backend (Spring Boot, MongoDB), aplicar seguridad con Spring Security y gestionar datos de usuario individualizados.</text:p>
        </text:list-item>
        <text:list-item>
          <text:p text:style-name="P13"><text:span text:style-name="Strong_20_Emphasis">Mejoras a futuro</text:span>: filtros y búsquedas más avanzadas, gráficas interactivas, exportes en PDF</text:p>
        </text:list-item>
        <text:list-item>
          <text:p text:style-name="P13"><text:span text:style-name="Strong_20_Emphasis">Próximos pasos</text:span>: desarrollo de una versión móvil </text:p>
        </text:list-item>
      </text:list>
      <text:h text:style-name="Heading_20_3" text:outline-level="3">Preguntas frecuentes y respuestas</text:h>
      <text:p text:style-name="Text_20_body"><text:span text:style-name="Strong_20_Emphasis">¿Por qué elegiste Spring Boot y MongoDB?</text:span><text:line-break/>Elegí Spring Boot por su configuración rápida, ecosistema robusto y facilidades para crear APIs y seguridad integrada. MongoDB ofrece un modelo flexible de documentos ideal para almacenar datos por usuario sin esquemas rígidos.</text:p>
      <text:p text:style-name="Text_20_body"><text:span text:style-name="Strong_20_Emphasis">¿Cómo aseguras la privacidad de los datos y gestionas errores?</text:span><text:line-break/>Spring Security gestiona la autenticación y autorización; cada petición se filtra por <text:span text:style-name="Source_20_Text">usuarioId</text:span> para que los usuarios solo vean sus datos. Los errores se controlan con validaciones <text:span text:style-name="Source_20_Text">@Valid</text:span> y un <text:span text:style-name="Source_20_Text">@ControllerAdvice</text:span> que captura excepciones y muestra mensajes claros.</text:p>
      <text:p text:style-name="Text_20_body"><text:span text:style-name="Strong_20_Emphasis">¿Dónde está alojada la aplicación?</text:span><text:line-break/>Actualmente la aplicación se ejecuta de forma local en el servidor embebido de Spring Boot.</text:p>
      <text:p text:style-name="Text_20_body"><text:soft-page-break/><text:span text:style-name="Strong_20_Emphasis">¿Qué fue lo más difícil?</text:span><text:line-break/>El mayor desafío fue garantizar el aislamiento de datos por usuario, implementando el filtrado por <text:span text:style-name="Source_20_Text">usuarioId</text:span> en todas las consultas y configurando correctamente Spring Security para proteger las rutas.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3T19:00:56.630000000</meta:creation-date>
    <meta:editing-duration>PT22M30S</meta:editing-duration>
    <meta:editing-cycles>4</meta:editing-cycles>
    <meta:generator>LibreOffice/24.8.7.2$Windows_X86_64 LibreOffice_project/e07d0a63a46349d29051da79b1fde8160bab2a89</meta:generator>
    <dc:date>2025-06-13T21:37:26.265000000</dc:date>
    <meta:document-statistic meta:table-count="0" meta:image-count="0" meta:object-count="0" meta:page-count="5" meta:paragraph-count="122" meta:word-count="731" meta:character-count="6844" meta:non-whitespace-character-count="6146"/>
  </office:meta>
</office:document-meta>
</file>